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C000002025C2E26BF.png" manifest:media-type="image/png"/>
  <manifest:file-entry manifest:full-path="Pictures/100000010000039000000326FCBF356D.png" manifest:media-type="image/png"/>
  <manifest:file-entry manifest:full-path="Pictures/100000010000002D0000008A50110B57.png" manifest:media-type="image/png"/>
  <manifest:file-entry manifest:full-path="Pictures/10000001000002A6000001DC8917E911.png" manifest:media-type="image/png"/>
  <manifest:file-entry manifest:full-path="Pictures/1000000100000200000004E9C2464CB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72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0.94cm" loext:decorative="false"/>
      <style:paragraph-properties style:writing-mode="lr-tb"/>
    </style:style>
    <style:style style:name="gr7" style:family="graphic" style:parent-style-name="standard" style:list-style-name="L3">
      <style:graphic-properties draw:stroke="solid" svg:stroke-color="#000000" draw:fill="none" draw:fill-color="#ffffff" draw:auto-grow-height="true" draw:auto-grow-width="false" fo:min-height="8.851cm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color="#000000" draw:fill="none" draw:fill-color="#ffffff" draw:auto-grow-height="true" draw:auto-grow-width="false" fo:min-height="8.85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25cm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2" style:family="graphic" style:parent-style-name="standard">
      <style:graphic-properties draw:fill-color="#1c99e0" draw:opacity="25%" draw:textarea-horizontal-align="justify" draw:textarea-vertical-align="top" draw:auto-grow-height="false" fo:min-height="12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aadcf7" draw:textarea-horizontal-align="justify" draw:textarea-vertical-align="top" draw:auto-grow-height="false" fo:min-height="3.75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458cm" fo:min-width="0.208cm" loext:decorative="false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458cm" fo:min-width="0.208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18a303" draw:textarea-horizontal-align="justify" draw:textarea-vertical-align="middle" draw:auto-grow-height="false" fo:min-height="0.458cm" fo:min-width="0.208cm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423cm" svg:stroke-color="#000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20" style:family="graphic" style:parent-style-name="objectwithoutfill">
      <style:graphic-properties svg:stroke-width="0.423cm" svg:stroke-color="#ff0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21" style:family="graphic" style:parent-style-name="objectwithoutfill">
      <style:graphic-properties svg:stroke-width="0.423cm" svg:stroke-color="#18a303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objectwithoutfill">
      <style:graphic-properties svg:stroke-width="0.423cm" svg:stroke-color="#ff8000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24" style:family="graphic" style:parent-style-name="objectwithoutfill">
      <style:graphic-properties svg:stroke-width="0.423cm" svg:stroke-color="#ff8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25" style:family="graphic" style:parent-style-name="objectwithoutfill">
      <style:graphic-properties svg:stroke-width="0.423cm" svg:stroke-color="#2a6099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26" style:family="graphic" style:parent-style-name="objectwithoutfill">
      <style:graphic-properties svg:stroke-width="0.423cm" svg:stroke-color="#2a6099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halkboard" fo:font-size="48pt" style:font-size-asian="48pt" style:font-size-complex="48pt"/>
    </style:style>
    <style:style style:name="P4" style:family="paragraph">
      <style:paragraph-properties fo:text-align="center"/>
      <style:text-properties fo:font-size="24pt"/>
    </style:style>
    <style:style style:name="P5" style:family="paragraph">
      <loext:graphic-properties draw:fill="none" draw:fill-color="#ffffff"/>
      <style:paragraph-properties fo:text-align="center"/>
      <style:text-properties style:font-name="Chalkboard" fo:font-size="24pt" style:font-size-asian="48pt" style:font-size-complex="48pt"/>
    </style:style>
    <style:style style:name="P6" style:family="paragraph">
      <style:paragraph-properties fo:margin-left="0cm" fo:margin-right="0cm" fo:margin-top="0cm" fo:margin-bottom="0cm" fo:line-height="0.67cm" fo:text-indent="0cm"/>
      <style:text-properties fo:font-size="16pt" fo:hyphenate="false" loext:hyphenation-no-caps="false" loext:hyphenation-no-last-word="false"/>
    </style:style>
    <style:style style:name="P7" style:family="paragraph">
      <style:paragraph-properties fo:line-height="0.67cm"/>
      <style:text-properties fo:font-size="16pt"/>
    </style:style>
    <style:style style:name="P8" style:family="paragraph">
      <style:paragraph-properties fo:margin-left="0cm" fo:margin-right="0cm" fo:margin-top="0cm" fo:margin-bottom="0cm" fo:line-height="0.67cm" fo:text-indent="0cm"/>
      <style:text-properties fo:font-size="1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0.67cm" fo:text-indent="0cm"/>
      <style:text-properties fo:font-size="16pt"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.2cm" fo:text-indent="0cm"/>
      <style:text-properties fo:font-size="16pt" fo:hyphenate="false" loext:hyphenation-no-caps="false" loext:hyphenation-no-last-word="false"/>
    </style:style>
    <style:style style:name="P11" style:family="paragraph">
      <style:paragraph-properties fo:margin-top="0cm" fo:margin-bottom="0cm" fo:line-height="1.2cm"/>
      <style:text-properties fo:font-size="16pt"/>
    </style:style>
    <style:style style:name="P12" style:family="paragraph">
      <style:paragraph-properties fo:margin-left="0cm" fo:margin-right="0cm" fo:margin-top="0cm" fo:margin-bottom="0cm" fo:line-height="1.2cm" fo:text-indent="0cm"/>
      <style:text-properties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.2cm" fo:text-indent="0cm"/>
      <style:text-properties fo:font-size="16pt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6pt" fo:hyphenate="false" loext:hyphenation-no-caps="false" loext:hyphenation-no-last-word="false"/>
    </style:style>
    <style:style style:name="P15" style:family="paragraph">
      <style:paragraph-properties fo:line-height="100%"/>
      <style:text-properties fo:font-size="16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fo:hyphenate="false" loext:hyphenation-no-caps="false" loext:hyphenation-no-last-word="false"/>
    </style:style>
    <style:style style:name="P18" style:family="paragraph">
      <style:paragraph-properties fo:line-height="100%"/>
      <style:text-properties fo:font-size="16pt"/>
    </style:style>
    <style:style style:name="P19" style:family="paragraph">
      <style:paragraph-properties fo:margin-top="0.42cm" fo:margin-bottom="0.35cm" fo:text-align="center"/>
      <style:text-properties fo:font-size="24pt" style:font-size-asian="10pt" style:font-size-complex="10pt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24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50%" fo:text-align="center" fo:text-indent="0cm"/>
      <style:text-properties fo:font-size="24pt"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50%" fo:text-indent="0cm"/>
      <style:text-properties fo:font-size="24pt" fo:hyphenate="false" loext:hyphenation-no-caps="false" loext:hyphenation-no-last-word="false"/>
    </style:style>
    <style:style style:name="P23" style:family="paragraph">
      <style:paragraph-properties fo:line-height="150%"/>
      <style:text-properties fo:font-size="24pt" fo:hyphenate="false" loext:hyphenation-no-caps="false" loext:hyphenation-no-last-word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24pt" fo:hyphenate="false" loext:hyphenation-no-caps="false" loext:hyphenation-no-last-word="false"/>
    </style:style>
    <style:style style:name="P25" style:family="paragraph">
      <style:paragraph-properties fo:text-align="center"/>
      <style:text-properties fo:color="#000000" loext:opacity="100%"/>
    </style:style>
    <style:style style:name="P26" style:family="paragraph">
      <loext:graphic-properties draw:fill-color="#1c99e0" draw:opacity="25%"/>
      <style:paragraph-properties fo:text-align="center" style:writing-mode="lr-tb"/>
      <style:text-properties fo:color="#000000" loext:opacity="100%"/>
    </style:style>
    <style:style style:name="P27" style:family="paragraph">
      <loext:graphic-properties draw:fill-color="#aadcf7"/>
      <style:paragraph-properties fo:text-align="center" style:writing-mode="lr-tb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18a303"/>
      <style:paragraph-properties fo:text-align="center"/>
    </style:style>
    <style:style style:name="P32" style:family="paragraph">
      <loext:graphic-properties draw:fill-color="#b4c7dc"/>
      <style:paragraph-properties fo:text-align="center" style:writing-mode="lr-tb"/>
    </style:style>
    <style:style style:name="P33" style:family="paragraph">
      <loext:graphic-properties draw:fill="none"/>
      <style:paragraph-properties fo:text-align="center"/>
      <style:text-properties fo:color="#ffff00" loext:opacity="100%" fo:font-size="12pt"/>
    </style:style>
    <style:style style:name="P34" style:family="paragraph">
      <loext:graphic-properties draw:fill="none"/>
      <style:paragraph-properties fo:text-align="center"/>
      <style:text-properties fo:color="#ffff00" loext:opacity="100%"/>
    </style:style>
    <style:style style:name="T1" style:family="text">
      <style:text-properties style:font-name="Chalkboard" fo:font-size="48pt" style:font-size-asian="48pt" style:font-size-complex="48pt"/>
    </style:style>
    <style:style style:name="T2" style:family="text">
      <style:text-properties style:font-name="Chalkboard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ffff00" loext:opacity="100%" fo:font-size="12pt"/>
    </style:style>
    <style:style style:name="T6" style:family="text">
      <style:text-properties fo:color="#ffff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 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cm" svg:height="11.25cm" svg:x="16cm" svg:y="15.75cm">
          <draw:image xlink:href="Pictures/1000000100000200000004E9C2464CB0.png" xlink:type="simple" xlink:show="embed" xlink:actuate="onLoad" draw:mime-type="image/png">
            <text:p/>
          </draw:image>
        </draw:frame>
        <draw:frame draw:style-name="gr2" draw:text-style-name="P3" draw:layer="layout" svg:width="19.59cm" svg:height="3cm" svg:x="1cm" svg:y="1cm">
          <draw:text-box>
            <text:p text:style-name="P2"><text:span text:style-name="T1">Pin assignments</text:span></text:p>
          </draw:text-box>
        </draw:frame>
        <draw:frame draw:style-name="gr3" draw:text-style-name="P2" draw:layer="layout" svg:width="10cm" svg:height="9cm" svg:x="1cm" svg:y="5cm">
          <draw:image xlink:href="Pictures/100000010000039000000326FCBF356D.png" xlink:type="simple" xlink:show="embed" xlink:actuate="onLoad" draw:mime-type="image/png">
            <text:p/>
          </draw:image>
        </draw:frame>
        <draw:frame draw:style-name="gr3" draw:text-style-name="P2" draw:layer="layout" svg:width="11cm" svg:height="5cm" draw:transform="rotate (-1.5707963267949) translate (6.244cm 15.75cm)">
          <draw:image xlink:href="Pictures/100000010000048C000002025C2E26BF.png" xlink:type="simple" xlink:show="embed" xlink:actuate="onLoad" draw:mime-type="image/png">
            <text:p/>
          </draw:image>
        </draw:frame>
        <draw:frame draw:style-name="gr4" draw:text-style-name="P5" draw:layer="layout" svg:width="19.5cm" svg:height="1.322cm" svg:x="1cm" svg:y="3.678cm">
          <draw:text-box>
            <text:p text:style-name="P4"><text:span text:style-name="T2">Raspberry Pi GPIO (10 user GPIO)</text:span></text:p>
          </draw:text-box>
        </draw:frame>
        <draw:frame draw:style-name="gr4" draw:text-style-name="P5" draw:layer="layout" svg:width="5cm" svg:height="1.322cm" svg:x="1cm" svg:y="14.25cm">
          <draw:text-box>
            <text:p text:style-name="P4"><text:span text:style-name="T2">Servo</text:span></text:p>
          </draw:text-box>
        </draw:frame>
        <draw:frame draw:style-name="gr4" draw:text-style-name="P5" draw:layer="layout" svg:width="4.59cm" svg:height="1.322cm" svg:x="16cm" svg:y="14.428cm">
          <draw:text-box>
            <text:p text:style-name="P4"><text:span text:style-name="T2">Relays</text:span></text:p>
          </draw:text-box>
        </draw:frame>
        <draw:frame draw:style-name="gr5" draw:text-style-name="P9" draw:layer="layout" svg:width="5cm" svg:height="11cm" svg:x="6.25cm" svg:y="15.75cm">
          <draw:text-box>
            <text:list text:style-name="L2">
              <text:list-item>
                <text:p text:style-name="P6">Rudder</text:p>
              </text:list-item>
            </text:list>
            <text:list text:style-name="L3">
              <text:list-item>
                <text:p text:style-name="P7">Bow thruster</text:p>
              </text:list-item>
              <text:list-item>
                <text:p text:style-name="P8">Water cannon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>Smoke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draw:style-name="gr6" draw:text-style-name="P13" draw:layer="layout" svg:width="5cm" svg:height="11.19cm" svg:x="11.25cm" svg:y="15.75cm">
          <draw:text-box>
            <text:list text:style-name="L2">
              <text:list-item>
                <text:p text:style-name="P10">Winch out</text:p>
              </text:list-item>
            </text:list>
            <text:list text:style-name="L3">
              <text:list-item>
                <text:p text:style-name="P11">Winch in</text:p>
              </text:list-item>
              <text:list-item>
                <text:p text:style-name="P12">Radar</text:p>
              </text:list-item>
              <text:list-item>
                <text:p text:style-name="P12">TBD</text:p>
              </text:list-item>
              <text:list-item>
                <text:p text:style-name="P12">TBD</text:p>
              </text:list-item>
              <text:list-item>
                <text:p text:style-name="P12">Smoke</text:p>
              </text:list-item>
              <text:list-item>
                <text:p text:style-name="P12">Towing lights</text:p>
              </text:list-item>
              <text:list-item>
                <text:p text:style-name="P12">Running lights</text:p>
              </text:list-item>
              <text:list-item>
                <text:p text:style-name="P12">Anchor lights</text:p>
              </text:list-item>
            </text:list>
          </draw:text-box>
        </draw:frame>
        <draw:frame draw:style-name="gr7" draw:text-style-name="P17" draw:layer="layout" svg:width="4.5cm" svg:height="9.101cm" svg:x="11cm" svg:y="5cm">
          <draw:text-box>
            <text:list text:style-name="L3">
              <text:list-item>
                <text:p text:style-name="P14">ID_SC</text:p>
              </text:list-item>
              <text:list-item>
                <text:p text:style-name="P15">SDA</text:p>
              </text:list-item>
              <text:list-item>
                <text:p text:style-name="P16">SCL</text:p>
              </text:list-item>
              <text:list-item>
                <text:p text:style-name="P16">GPCLK0</text:p>
              </text:list-item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>CE1</text:p>
              </text:list-item>
              <text:list-item>
                <text:p text:style-name="P16">CE0</text:p>
              </text:list-item>
              <text:list-item>
                <text:p text:style-name="P16">MISO</text:p>
              </text:list-item>
              <text:list-item>
                <text:p text:style-name="P16">MOSI</text:p>
              </text:list-item>
              <text:list-item>
                <text:p text:style-name="P16">SCLK</text:p>
              </text:list-item>
              <text:list-item>
                <text:p text:style-name="P16">PMW0</text:p>
              </text:list-item>
              <text:list-item>
                <text:p text:style-name="P16">PMW1</text:p>
              </text:list-item>
              <text:list-item>
                <text:p text:style-name="P16">TXD</text:p>
              </text:list-item>
            </text:list>
          </draw:text-box>
        </draw:frame>
        <draw:frame draw:style-name="gr8" draw:text-style-name="P17" draw:layer="layout" svg:width="4.5cm" svg:height="9.101cm" svg:x="16cm" svg:y="5cm">
          <draw:text-box>
            <text:list text:style-name="L4">
              <text:list-item>
                <text:p text:style-name="P14">RXD</text:p>
              </text:list-item>
            </text:list>
            <text:list text:style-name="L3">
              <text:list-item>
                <text:p text:style-name="P18"/>
              </text:list-item>
              <text:list-item>
                <text:p text:style-name="P16"/>
              </text:list-item>
              <text:list-item>
                <text:p text:style-name="P16">PCM_CLK</text:p>
              </text:list-item>
              <text:list-item>
                <text:p text:style-name="P16">PCM_FS</text:p>
              </text:list-item>
              <text:list-item>
                <text:p text:style-name="P16">PCM_DIN</text:p>
              </text:list-item>
              <text:list-item>
                <text:p text:style-name="P16">PCM_OUT</text:p>
              </text:list-item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/>
              </text:list-item>
              <text:list-item>
                <text:p text:style-name="P16"/>
              </text:list-item>
            </text:list>
          </draw:text-box>
        </draw:frame>
      </draw:page>
      <draw:page draw:name="page2" draw:style-name="dp1" draw:master-page-name="Default">
        <draw:frame draw:style-name="gr2" draw:text-style-name="P3" draw:layer="layout" svg:width="19.59cm" svg:height="3cm" svg:x="1cm" svg:y="1cm">
          <draw:text-box>
            <text:p text:style-name="P2"><text:span text:style-name="T1">Motor controller</text:span></text:p>
          </draw:text-box>
        </draw:frame>
        <draw:frame draw:style-name="gr3" draw:text-style-name="P2" draw:layer="layout" svg:width="11.958cm" svg:height="8.395cm" svg:x="4.042cm" svg:y="4.855cm">
          <draw:image xlink:href="Pictures/10000001000002A6000001DC8917E911.png" xlink:type="simple" xlink:show="embed" xlink:actuate="onLoad" draw:mime-type="image/png">
            <text:p/>
          </draw:image>
        </draw:frame>
        <draw:frame draw:style-name="gr9" draw:text-style-name="P20" draw:layer="layout" svg:width="12cm" svg:height="1.5cm" svg:x="4cm" svg:y="13.5cm">
          <draw:text-box>
            <text:p text:style-name="P19">52mm x 38mm x 7.7mm</text:p>
          </draw:text-box>
        </draw:frame>
        <draw:frame draw:style-name="gr10" draw:text-style-name="P24" draw:layer="layout" svg:width="8cm" svg:height="11cm" svg:x="2cm" svg:y="16cm">
          <draw:text-box>
            <text:list text:style-name="L5">
              <text:list-header>
                <text:p text:style-name="P21"><text:span text:style-name="T3">Motor channels</text:span></text:p>
              </text:list-header>
              <text:list-item>
                <text:p text:style-name="P22">Radar</text:p>
              </text:list-item>
              <text:list-item>
                <text:p text:style-name="P23">Search light</text:p>
              </text:list-item>
              <text:list-item>
                <text:p text:style-name="P22"/>
              </text:list-item>
              <text:list-item>
                <text:p text:style-name="P22"/>
              </text:list-item>
            </text:list>
          </draw:text-box>
        </draw:frame>
        <draw:frame draw:style-name="gr11" draw:text-style-name="P24" draw:layer="layout" svg:width="8cm" svg:height="11cm" svg:x="11cm" svg:y="15.94cm">
          <draw:text-box>
            <text:list text:style-name="L5">
              <text:list-header>
                <text:p text:style-name="P21"><text:span text:style-name="T3">Analog channels</text:span></text:p>
              </text:list-header>
              <text:list-item>
                <text:p text:style-name="P22">Radar</text:p>
              </text:list-item>
              <text:list-item>
                <text:p text:style-name="P23">Search light</text:p>
              </text:list-item>
              <text:list-item>
                <text:p text:style-name="P22"/>
              </text:list-item>
            </text:list>
          </draw:text-box>
        </draw:frame>
      </draw:page>
      <draw:page draw:name="page3" draw:style-name="dp1" draw:master-page-name="Default">
        <draw:custom-shape draw:style-name="gr12" draw:text-style-name="P26" draw:layer="layout" svg:width="6cm" svg:height="13cm" svg:x="5cm" svg:y="10cm">
          <text:p text:style-name="P25"><text:span text:style-name="T4">Relay modu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59cm" svg:height="3cm" svg:x="1cm" svg:y="1cm">
          <draw:text-box>
            <text:p text:style-name="P2"><text:span text:style-name="T1">Winch</text:span></text:p>
          </draw:text-box>
        </draw:frame>
        <draw:custom-shape draw:style-name="gr13" draw:text-style-name="P27" draw:layer="layout" svg:width="4cm" svg:height="4cm" svg:x="6cm" svg:y="11cm">
          <text:p text:style-name="P2">Relay 1</text:p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4cm" svg:height="4cm" svg:x="6cm" svg:y="16cm">
          <text:p text:style-name="P2">Relay 2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073cm" svg:height="10cm" draw:transform="rotate (1.5707963267949) translate (5.75cm 8.073cm)">
          <draw:image xlink:href="Pictures/1000000100000200000004E9C2464CB0.png" xlink:type="simple" xlink:show="embed" xlink:actuate="onLoad" draw:mime-type="image/png">
            <text:p/>
          </draw:image>
        </draw:frame>
        <draw:custom-shape draw:style-name="gr14" draw:text-style-name="P28" draw:layer="layout" svg:width="1cm" svg:height="1cm" svg:x="6.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draw:layer="layout" svg:width="1cm" svg:height="1cm" svg:x="8.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0" draw:layer="layout" svg:width="2cm" svg:height="1cm" svg:x="8cm" svg:y="20.5cm">
          <draw:text-box>
            <text:p text:style-name="P2">VCC</text:p>
          </draw:text-box>
        </draw:frame>
        <draw:frame draw:style-name="gr16" draw:text-style-name="P30" draw:layer="layout" svg:width="2cm" svg:height="1cm" svg:x="6cm" svg:y="20.5cm">
          <draw:text-box>
            <text:p text:style-name="P2">GND</text:p>
          </draw:text-box>
        </draw:frame>
        <draw:frame draw:style-name="gr16" draw:text-style-name="P30" draw:layer="layout" svg:width="2cm" svg:height="1cm" svg:x="6cm" svg:y="12.5cm">
          <draw:text-box>
            <text:p text:style-name="P2">IN 1</text:p>
          </draw:text-box>
        </draw:frame>
        <draw:frame draw:style-name="gr16" draw:text-style-name="P30" draw:layer="layout" svg:width="2cm" svg:height="1cm" svg:x="8cm" svg:y="12cm">
          <draw:text-box>
            <text:p text:style-name="P2">X</text:p>
          </draw:text-box>
        </draw:frame>
        <draw:frame draw:style-name="gr16" draw:text-style-name="P30" draw:layer="layout" svg:width="2cm" svg:height="1cm" svg:x="8cm" svg:y="13cm">
          <draw:text-box>
            <text:p text:style-name="P2">NC</text:p>
          </draw:text-box>
        </draw:frame>
        <draw:frame draw:style-name="gr16" draw:text-style-name="P30" draw:layer="layout" svg:width="2cm" svg:height="1cm" svg:x="8cm" svg:y="14cm">
          <draw:text-box>
            <text:p text:style-name="P2">NO</text:p>
          </draw:text-box>
        </draw:frame>
        <draw:frame draw:style-name="gr1" draw:text-style-name="P1" draw:layer="layout" svg:width="0.977cm" svg:height="3cm" svg:x="10cm" svg:y="12cm">
          <draw:image xlink:href="Pictures/100000010000002D0000008A50110B57.png" xlink:type="simple" xlink:show="embed" xlink:actuate="onLoad" draw:mime-type="image/png">
            <text:p/>
          </draw:image>
        </draw:frame>
        <draw:frame draw:style-name="gr16" draw:text-style-name="P30" draw:layer="layout" svg:width="2cm" svg:height="1cm" svg:x="6cm" svg:y="17.5cm">
          <draw:text-box>
            <text:p text:style-name="P2">IN 2</text:p>
          </draw:text-box>
        </draw:frame>
        <draw:custom-shape draw:style-name="gr17" draw:text-style-name="P31" draw:layer="layout" svg:width="1cm" svg:height="1cm" svg:x="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cm" svg:height="1cm" svg:x="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0" draw:layer="layout" svg:width="2cm" svg:height="1cm" svg:x="8cm" svg:y="16.75cm">
          <draw:text-box>
            <text:p text:style-name="P2">X</text:p>
          </draw:text-box>
        </draw:frame>
        <draw:frame draw:style-name="gr16" draw:text-style-name="P30" draw:layer="layout" svg:width="2cm" svg:height="1cm" svg:x="8cm" svg:y="17.75cm">
          <draw:text-box>
            <text:p text:style-name="P2">NC</text:p>
          </draw:text-box>
        </draw:frame>
        <draw:frame draw:style-name="gr16" draw:text-style-name="P30" draw:layer="layout" svg:width="2cm" svg:height="1cm" svg:x="8cm" svg:y="18.75cm">
          <draw:text-box>
            <text:p text:style-name="P2">NO</text:p>
          </draw:text-box>
        </draw:frame>
        <draw:frame draw:style-name="gr1" draw:text-style-name="P1" draw:layer="layout" svg:width="0.977cm" svg:height="3cm" svg:x="10cm" svg:y="16.5cm">
          <draw:image xlink:href="Pictures/100000010000002D0000008A50110B57.png" xlink:type="simple" xlink:show="embed" xlink:actuate="onLoad" draw:mime-type="image/png">
            <text:p/>
          </draw:image>
        </draw:frame>
        <draw:custom-shape draw:style-name="gr18" draw:text-style-name="P32" draw:layer="layout" svg:width="4cm" svg:height="2cm" draw:transform="rotate (1.5707963267949) translate (18cm 16.75cm)">
          <text:p text:style-name="P2">Winch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1cm" svg:y1="18cm" svg:x2="12cm" svg:y2="18cm">
          <text:p/>
        </draw:line>
        <draw:line draw:style-name="gr19" draw:text-style-name="P1" draw:layer="layout" svg:x1="10.9cm" svg:y1="13.5cm" svg:x2="12cm" svg:y2="13.5cm">
          <text:p/>
        </draw:line>
        <draw:line draw:style-name="gr20" draw:text-style-name="P1" draw:layer="layout" svg:x1="17cm" svg:y1="14cm" svg:x2="18cm" svg:y2="14cm">
          <text:p/>
        </draw:line>
        <draw:line draw:style-name="gr19" draw:text-style-name="P1" draw:layer="layout" svg:x1="16cm" svg:y1="16cm" svg:x2="18cm" svg:y2="16cm">
          <text:p/>
        </draw:line>
        <draw:line draw:style-name="gr21" draw:text-style-name="P33" draw:layer="layout" svg:x1="1cm" svg:y1="13cm" svg:x2="5cm" svg:y2="13cm">
          <text:p text:style-name="P2"><text:span text:style-name="T5">GPIO 0</text:span></text:p>
        </draw:line>
        <draw:line draw:style-name="gr21" draw:text-style-name="P33" draw:layer="layout" svg:x1="1cm" svg:y1="18cm" svg:x2="5cm" svg:y2="18cm">
          <text:p text:style-name="P2"><text:span text:style-name="T5">GPIO 1</text:span></text:p>
        </draw:line>
        <draw:line draw:style-name="gr22" draw:text-style-name="P1" draw:layer="layout" svg:x1="9.5cm" svg:y1="9.999cm" svg:x2="10.999cm" svg:y2="9.999cm">
          <text:p/>
        </draw:line>
        <draw:line draw:style-name="gr20" draw:text-style-name="P1" draw:layer="layout" svg:x1="9cm" svg:y1="24cm" svg:x2="14cm" svg:y2="24cm">
          <text:p/>
        </draw:line>
        <draw:line draw:style-name="gr20" draw:text-style-name="P1" draw:layer="layout" svg:x1="14cm" svg:y1="14.5cm" svg:x2="14cm" svg:y2="24cm">
          <text:p/>
        </draw:line>
        <draw:line draw:style-name="gr20" draw:text-style-name="P1" draw:layer="layout" svg:x1="11cm" svg:y1="14.5cm" svg:x2="14cm" svg:y2="14.5cm">
          <text:p/>
        </draw:line>
        <draw:line draw:style-name="gr20" draw:text-style-name="P1" draw:layer="layout" svg:x1="11cm" svg:y1="19cm" svg:x2="14cm" svg:y2="19cm">
          <text:p/>
        </draw:line>
        <draw:line draw:style-name="gr19" draw:text-style-name="P1" draw:layer="layout" svg:x1="12cm" svg:y1="25cm" svg:x2="12cm" svg:y2="13.5cm">
          <text:p/>
        </draw:line>
        <draw:line draw:style-name="gr19" draw:text-style-name="P1" draw:layer="layout" svg:x1="7cm" svg:y1="25cm" svg:x2="12cm" svg:y2="25cm">
          <text:p/>
        </draw:line>
        <draw:line draw:style-name="gr19" draw:text-style-name="P1" draw:layer="layout" svg:x1="7cm" svg:y1="23cm" svg:x2="7cm" svg:y2="25cm">
          <text:p/>
        </draw:line>
        <draw:line draw:style-name="gr20" draw:text-style-name="P1" draw:layer="layout" svg:x1="9cm" svg:y1="23cm" svg:x2="9cm" svg:y2="24cm">
          <text:p/>
        </draw:line>
        <draw:line draw:style-name="gr23" draw:text-style-name="P34" draw:layer="layout" svg:x1="11cm" svg:y1="12.5cm" svg:x2="16cm" svg:y2="12.5cm">
          <text:p text:style-name="P2"><text:span text:style-name="T6">Winch out</text:span></text:p>
        </draw:line>
        <draw:line draw:style-name="gr24" draw:text-style-name="P1" draw:layer="layout" svg:x1="16cm" svg:y1="14cm" svg:x2="16cm" svg:y2="12.5cm">
          <text:p/>
        </draw:line>
        <draw:line draw:style-name="gr20" draw:text-style-name="P1" draw:layer="layout" svg:x1="16cm" svg:y1="14cm" svg:x2="17.25cm" svg:y2="14cm">
          <text:p/>
        </draw:line>
        <draw:line draw:style-name="gr25" draw:text-style-name="P34" draw:layer="layout" svg:x1="11cm" svg:y1="17cm" svg:x2="16cm" svg:y2="17cm">
          <text:p text:style-name="P2"><text:span text:style-name="T6">Winch in</text:span></text:p>
        </draw:line>
        <draw:line draw:style-name="gr26" draw:text-style-name="P1" draw:layer="layout" svg:x1="16cm" svg:y1="17cm" svg:x2="16cm" svg:y2="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4:26:45.973357491</meta:creation-date>
    <dc:date>2025-09-14T12:36:41.628805399</dc:date>
    <meta:editing-duration>PT20M22S</meta:editing-duration>
    <meta:editing-cycles>3</meta:editing-cycles>
    <meta:generator>LibreOffice/24.8.2.1$MacOSX_AARCH64 LibreOffice_project/0f794b6e29741098670a3b95d60478a65d05ef13</meta:generator>
    <meta:document-statistic meta:object-count="58"/>
  </office:meta>
</office:document-meta>
</file>